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normal" officeooo:rsid="0015b17c" officeooo:paragraph-rsid="0015b17c" style:font-weight-asian="normal" style:font-weight-complex="normal"/>
    </style:style>
    <style:style style:name="P13" style:family="paragraph" style:parent-style-name="Standard">
      <style:text-properties fo:font-weight="normal" officeooo:rsid="00172051" officeooo:paragraph-rsid="00172051" style:font-weight-asian="normal" style:font-weight-complex="normal"/>
    </style:style>
    <style:style style:name="P14" style:family="paragraph" style:parent-style-name="Standard">
      <style:text-properties fo:font-weight="normal" officeooo:rsid="0017feb0" officeooo:paragraph-rsid="0017feb0" style:font-weight-asian="normal" style:font-weight-complex="normal"/>
    </style:style>
    <style:style style:name="P15" style:family="paragraph" style:parent-style-name="Standard">
      <style:text-properties fo:font-weight="normal" officeooo:rsid="00198e87" officeooo:paragraph-rsid="00198e87" style:font-weight-asian="normal" style:font-weight-complex="normal"/>
    </style:style>
    <style:style style:name="P16" style:family="paragraph" style:parent-style-name="Standard">
      <style:text-properties fo:font-weight="normal" officeooo:rsid="00199425" officeooo:paragraph-rsid="00199425" style:font-weight-asian="normal" style:font-weight-complex="normal"/>
    </style:style>
    <style:style style:name="P17" style:family="paragraph" style:parent-style-name="Standard">
      <style:text-properties fo:font-weight="normal" officeooo:rsid="001d7c6e" officeooo:paragraph-rsid="001d7c6e" style:font-weight-asian="normal" style:font-weight-complex="normal"/>
    </style:style>
    <style:style style:name="P18" style:family="paragraph" style:parent-style-name="Standard">
      <style:text-properties fo:font-weight="normal" officeooo:rsid="001f5773" officeooo:paragraph-rsid="001f5773" style:font-weight-asian="normal" style:font-weight-complex="normal"/>
    </style:style>
    <style:style style:name="P19" style:family="paragraph" style:parent-style-name="Standard">
      <style:text-properties fo:font-weight="normal" officeooo:rsid="0020985c" officeooo:paragraph-rsid="0020985c" style:font-weight-asian="normal" style:font-weight-complex="normal"/>
    </style:style>
    <style:style style:name="P20" style:family="paragraph" style:parent-style-name="Standard">
      <style:text-properties fo:font-weight="normal" officeooo:rsid="002180c7" officeooo:paragraph-rsid="002180c7" style:font-weight-asian="normal" style:font-weight-complex="normal"/>
    </style:style>
    <style:style style:name="P21" style:family="paragraph" style:parent-style-name="Standard">
      <style:text-properties fo:font-weight="normal" officeooo:rsid="00222485" officeooo:paragraph-rsid="00222485" style:font-weight-asian="normal" style:font-weight-complex="normal"/>
    </style:style>
    <style:style style:name="P22" style:family="paragraph" style:parent-style-name="Standard">
      <style:text-properties fo:font-weight="normal" officeooo:rsid="002305d7" officeooo:paragraph-rsid="002305d7" style:font-weight-asian="normal" style:font-weight-complex="normal"/>
    </style:style>
    <style:style style:name="P23" style:family="paragraph" style:parent-style-name="Standard">
      <style:text-properties fo:font-weight="normal" officeooo:rsid="00232284" officeooo:paragraph-rsid="00232284" style:font-weight-asian="normal" style:font-weight-complex="normal"/>
    </style:style>
    <style:style style:name="P24" style:family="paragraph" style:parent-style-name="Standard">
      <style:text-properties fo:font-weight="normal" officeooo:rsid="0027dc30" officeooo:paragraph-rsid="0027dc30" style:font-weight-asian="normal" style:font-weight-complex="normal"/>
    </style:style>
    <style:style style:name="P25" style:family="paragraph" style:parent-style-name="Standard">
      <style:text-properties fo:font-weight="normal" officeooo:rsid="00280253" officeooo:paragraph-rsid="00280253" style:font-weight-asian="normal" style:font-weight-complex="normal"/>
    </style:style>
    <style:style style:name="P26" style:family="paragraph" style:parent-style-name="Standard">
      <style:text-properties fo:font-weight="normal" officeooo:rsid="00286980" officeooo:paragraph-rsid="00286980" style:font-weight-asian="normal" style:font-weight-complex="normal"/>
    </style:style>
    <style:style style:name="P27" style:family="paragraph" style:parent-style-name="Standard">
      <style:text-properties fo:font-weight="normal" officeooo:rsid="00297c68" officeooo:paragraph-rsid="00297c68" style:font-weight-asian="normal" style:font-weight-complex="normal"/>
    </style:style>
    <style:style style:name="P28" style:family="paragraph" style:parent-style-name="Standard">
      <style:text-properties fo:font-weight="normal" officeooo:rsid="00251a67" officeooo:paragraph-rsid="00251a67" style:font-weight-asian="normal" style:font-weight-complex="normal"/>
    </style:style>
    <style:style style:name="P29" style:family="paragraph" style:parent-style-name="Standard">
      <style:text-properties fo:font-weight="normal" officeooo:rsid="0027136a" officeooo:paragraph-rsid="0027136a" style:font-weight-asian="normal" style:font-weight-complex="normal"/>
    </style:style>
    <style:style style:name="P30" style:family="paragraph" style:parent-style-name="Standard">
      <style:paragraph-properties fo:break-before="page"/>
      <style:text-properties fo:font-weight="normal" officeooo:rsid="0029f4e3" officeooo:paragraph-rsid="0029f4e3" style:font-weight-asian="normal" style:font-weight-complex="normal"/>
    </style:style>
    <style:style style:name="P31" style:family="paragraph" style:parent-style-name="Standard">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a28db" style:font-weight-asian="normal" style:font-weight-complex="normal"/>
    </style:style>
    <style:style style:name="P33" style:family="paragraph" style:parent-style-name="Standard">
      <style:text-properties fo:font-weight="normal" officeooo:rsid="002a28db" officeooo:paragraph-rsid="002a28db" style:font-weight-asian="normal" style:font-weight-complex="normal"/>
    </style:style>
    <style:style style:name="P34"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5"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36"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37"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38"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39"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0"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41"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42"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43"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44"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45"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46" style:family="paragraph" style:parent-style-name="Standard" style:list-style-name="L1">
      <style:text-properties fo:font-weight="normal" officeooo:rsid="0017feb0" officeooo:paragraph-rsid="0017feb0" style:font-weight-asian="normal" style:font-weight-complex="normal"/>
    </style:style>
    <style:style style:name="P47" style:family="paragraph" style:parent-style-name="Standard" style:list-style-name="L2">
      <style:text-properties fo:font-weight="normal" officeooo:rsid="00251a67" officeooo:paragraph-rsid="00251a67" style:font-weight-asian="normal" style:font-weight-complex="normal"/>
    </style:style>
    <style:style style:name="P48" style:family="paragraph" style:parent-style-name="Standard" style:list-style-name="L3">
      <style:text-properties fo:font-weight="normal" officeooo:rsid="00251a67" officeooo:paragraph-rsid="00251a67" style:font-weight-asian="normal" style:font-weight-complex="normal"/>
    </style:style>
    <style:style style:name="P49" style:family="paragraph" style:parent-style-name="Standard">
      <style:text-properties fo:font-weight="normal" officeooo:rsid="002a28db" officeooo:paragraph-rsid="002a28db" style:font-weight-asian="normal" style:font-weight-complex="normal"/>
    </style:style>
    <style:style style:name="P50"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51"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2"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53"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54"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55"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56"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57"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6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6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62" style:family="paragraph" style:parent-style-name="Standard">
      <style:text-properties fo:font-size="12pt" fo:font-weight="bold" officeooo:rsid="0036a839" officeooo:paragraph-rsid="0033cdff" style:font-size-asian="10.5pt" style:font-weight-asian="bold" style:font-size-complex="12pt" style:font-weight-complex="bold"/>
    </style:style>
    <style:style style:name="P63"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64" style:family="paragraph" style:parent-style-name="Standard">
      <style:text-properties fo:font-size="12pt" fo:font-weight="bold" officeooo:rsid="003769c3" officeooo:paragraph-rsid="003769c3" style:font-size-asian="10.5pt" style:font-weight-asian="bold" style:font-size-complex="12pt" style:font-weight-complex="bold"/>
    </style:style>
    <style:style style:name="P65"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66" style:family="paragraph" style:parent-style-name="Standard">
      <style:text-properties fo:font-size="12pt" fo:font-weight="bold" officeooo:rsid="0039bb37" officeooo:paragraph-rsid="0039bb37" style:font-size-asian="10.5pt" style:font-weight-asian="bold" style:font-size-complex="12pt" style:font-weight-complex="bold"/>
    </style:style>
    <style:style style:name="P67"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68"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69"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70"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71" style:family="paragraph" style:parent-style-name="Standard">
      <style:text-properties fo:font-size="12pt" fo:font-weight="bold" officeooo:rsid="003d4f84" officeooo:paragraph-rsid="003d4f84" style:font-size-asian="10.5pt" style:font-weight-asian="bold" style:font-size-complex="12pt" style:font-weight-complex="bold"/>
    </style:style>
    <style:style style:name="P72" style:family="paragraph" style:parent-style-name="Standard">
      <style:text-properties fo:font-size="12pt" fo:font-weight="bold" officeooo:rsid="003dda86" officeooo:paragraph-rsid="003dda86" style:font-size-asian="10.5pt" style:font-weight-asian="bold" style:font-size-complex="12pt" style:font-weight-complex="bold"/>
    </style:style>
    <style:style style:name="P73"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officeooo:rsid="00280253"/>
    </style:style>
    <style:style style:name="T19" style:family="text">
      <style:text-properties officeooo:rsid="00297c68"/>
    </style:style>
    <style:style style:name="T20" style:family="text">
      <style:text-properties officeooo:rsid="002a28db"/>
    </style:style>
    <style:style style:name="T21" style:family="text">
      <style:text-properties officeooo:rsid="002d5a6d"/>
    </style:style>
    <style:style style:name="T22" style:family="text">
      <style:text-properties officeooo:rsid="0030c791"/>
    </style:style>
    <style:style style:name="T23" style:family="text">
      <style:text-properties officeooo:rsid="003f90d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2">Corso diviso in 3 blocchi: Batteriologia (generale e speciale), Virologia (generale e speciale) e Micologia <text:span text:style-name="T1">(generale e speciale).</text:span></text:p>
      <text:p text:style-name="P12"/>
      <text:p text:style-name="P2">Virologia Generale:</text:p>
      <text:p text:style-name="P13">Antibiotici: Alezander Fleming, 1928: Osservò che sulle piastre Petri contaminate da muffa i batteri non crescevano in un alone attorno alla muffa, dalla muffa isolò la penicillina.</text:p>
      <text:p text:style-name="P13"/>
      <text:p text:style-name="P13">L’uso massiccio di antibiotici sta rendendo l’antibiotico-resistenza un problema in continuo peggioramento.</text:p>
      <text:p text:style-name="P13"/>
      <text:p text:style-name="P13">Per quanto riguarda la virologia invece stiamo assistendo ad un periodo d’oro degli antivirali.</text:p>
      <text:p text:style-name="P13">Lo sviluppo degli antivirali è iniziato più tardi rispetto aglia ntibiotici perché i virus per replicarsi usano i meccanismi molecolari della cellula, quindi c’è il rischio che il farmaco risulti tossico.</text:p>
      <text:p text:style-name="P13"/>
      <text:p text:style-name="P14">Jenner, 1700: Vaccino del vaiolo.</text:p>
      <text:p text:style-name="P14"/>
      <text:p text:style-name="P14">Esistono vari tipi di vaccino:</text:p>
      <text:list text:style-name="L1">
        <text:list-item>
          <text:p text:style-name="P46">Vaccini vivi attenuati: Efficaci ma con controindicazioni, specialmente in pazienti immunodepressi (ovviamente), tuttora usati.</text:p>
        </text:list-item>
        <text:list-item>
          <text:p text:style-name="P46">…</text:p>
        </text:list-item>
      </text:list>
      <text:p text:style-name="P14"/>
      <text:p text:style-name="P14">I virus sono diventati visibili solo dopo l’invenzione del microscopio elettronico, prima si era capita la loro esistenza ma non erano mai stati osservati direttamente.</text:p>
      <text:p text:style-name="P14"/>
      <text:p text:style-name="P15">Osservano l’anomalo tasso di sarcomi in alcuni pollai è stata osservata l’esistenza dei virus oncogeni.</text:p>
      <text:p text:style-name="P15"/>
      <text:p text:style-name="P3">I Virus</text:p>
      <text:p text:style-name="P16">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6">Caratterizzati da alta velocità di mutazione. Non cotengono molecole ad attività enzimatica quindi non sono capaci di sintesi proteica o di metabolismo energetico.</text:p>
      <text:p text:style-name="P16"/>
      <text:p text:style-name="P3">Morfologia e struttura:</text:p>
      <text:p text:style-name="P16">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6"/>
      <text:p text:style-name="P17">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8">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7"><text:soft-page-break/></text:p>
      <text:p text:style-name="P18">I processi di replicazione ed assemblaggio virale devono essere veloci per evitare che i meccanismi di difesa della cellula abbiano il tempo di attivarsi.</text:p>
      <text:p text:style-name="P19"/>
      <text:p text:style-name="P19">I virus nudi tendono ad essere più resistenti ai disinfettanti mentre quelli rivestiti sono favoriti all’interno dell’organismo ospite, inoltre i virus rivestiti possono uscire dalla cellula senza rompere la membrana (infezioni persistenti).</text:p>
      <text:p text:style-name="P20">Nei virus rivestiti si trovano proteine tra l’envelope e il capside dette <text:span text:style-name="T2">proteine della matrice</text:span>.</text:p>
      <text:p text:style-name="P20"/>
      <text:p text:style-name="P21">LA presenza o meno di un envelope porta a differenze sostanziali nelle modialità di entrata e di uscita dalla cellula.</text:p>
      <text:p text:style-name="P21">I virus nudi escono quasi sempre per lisi della cellula, quelli rivestiti per esocitosi (infezioni persistenti).</text:p>
      <text:p text:style-name="P21"/>
      <text:p text:style-name="P21">I virus rivestiti presentato una matrice proteica tra il capside e l’envelope, queste proteine aumentano la rigidità della struttura del virus.</text:p>
      <text:p text:style-name="P21">L’involucro esterno è perso nelle prime fasi di entrata nella cellula e va ad inattivare alcuni meccanismi di difesa.</text:p>
      <text:p text:style-name="P21">All’esterno dell’organismo ospite i virus rivestiti sono molto più resistenti.</text:p>
      <text:p text:style-name="P21"/>
      <text:p text:style-name="P21">Il genoma dei virus è molto piccolo rispetto al genoma delle cellule, alcuni si sono ridotti a 3-4 kb. Le proteine virali svolgono molte funzioni (moonlighting, aumenta la compattezza del codice).</text:p>
      <text:p text:style-name="P21">Il genoma virale, tranne pochissime eccezioni, non presenta introni.</text:p>
      <text:p text:style-name="P21">Alcuni genomi virali presentano geni sovrapposti, danno origine a prodotti proteici differenti se la traduzione inizia in punti diversi.</text:p>
      <text:p text:style-name="P21">Nei virus a doppia elica alcuni geni sono codificati in una catena e altri nell’altra.</text:p>
      <text:p text:style-name="P21"/>
      <text:p text:style-name="P4">Nomenclatura dei virus:</text:p>
      <text:p text:style-name="P22">Classicamente classificati in base alle malattie che causano, metodo inconsistente perché virus possono dare malattie differenti e virus diversi possono dare sintomi molto simili.</text:p>
      <text:p text:style-name="P22">Esempio: virus dell’epatite, ne esistono molti tipi (A, B, C, D, E, F, G, forse altri) estremamente diversi tra loro come struttura, biochimica, modalità di trasmissione <text:span text:style-name="T10">e quindi approccio terapeutico</text:span>.</text:p>
      <text:p text:style-name="P23">I virus erpetici invece danno malattie molto diverse pur essendo strutturalmente indistinguibili al microscopio elettronico.</text:p>
      <text:p text:style-name="P23"/>
      <text:p text:style-name="P23">I virus, a differenza degli organismi superiori, hanno un tasso di mutazione genetica molto alto, nel giro di ore o giorni si generano nuove varianti e ceppi.</text:p>
      <text:p text:style-name="P23">Nella nomenclatura dei virus si parla di quasi-specie e non di specie appunto per questo.</text:p>
      <text:p text:style-name="P23"/>
      <text:p text:style-name="P23">Nella nomenclatura corrente si segue un approccio gerarchico organizzato in famiglie, sottofamiglie, generi e quasi-specie.</text:p>
      <text:p text:style-name="P23"/>
      <text:p text:style-name="P5">Ciclo replicativo dei Virus:</text:p>
      <text:p text:style-name="P6">Fase precoce:</text:p>
      <text:list text:style-name="L2">
        <text:list-item>
          <text:p text:style-name="P47">Attacco (adsorbimento) alla cellula ospite. Fase più critica, se ha successo quasi sempre il virus arriverà a replicarsi (??? dopo il prof dice il contrario).</text:p>
        </text:list-item>
        <text:list-item>
          <text:p text:style-name="P47">Penetrazione nel citoplasma.</text:p>
        </text:list-item>
        <text:list-item>
          <text:p text:style-name="P47">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47">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48">Assemblaggio dei virioni figli. Avviene nel punto dove si è replicato il genoma, i virus a DNA importano le proteine del capside nel nucleo e si assemblano lì, i virus a RNA si assemblano nel citoplasma.</text:p>
        </text:list-item>
        <text:list-item>
          <text:p text:style-name="P48">Rilascio dalla cellula ospite. Dipende dalla natura del virus, <text:s/>virus nudi generalmente escono per lisi, i virus rivestiti per gemmazione.</text:p>
        </text:list-item>
        <text:list-item>
          <text:p text:style-name="P48">Maturazione.</text:p>
        </text:list-item>
      </text:list>
      <text:p text:style-name="P28">I virus infettano preferenzialmente cellule in attiva replicazione (es. mucose) perché hanno il metabolismo più attivo, il virus può accelerare il metabolismo di cellule quiescenti ma risulta meno efficiente.</text:p>
      <text:p text:style-name="P29"/>
      <text:p text:style-name="P29">Virus che replicano più lentamente generano pochi virioni per cellula infettata (10^3) ma sono quasi tutti infettanti, virus più veloci generano molti più virioni figli (10^6 – 10^8) ma molti sono incompleti.</text:p>
      <text:p text:style-name="P29"/>
      <text:p text:style-name="P7">Fase <text:span text:style-name="T19">I,</text:span> attacco:</text:p>
      <text:p text:style-name="P24">Legame tra una proteina virale (anti-recettore) ed un elemento della membrana della cellula ospite (recettore). </text:p>
      <text:p text:style-name="P24">I recettori possono essere proteine, carboidrati, glicoproteine o glicolipidi.</text:p>
      <text:p text:style-name="P24">Il recettore cellulare è specifico per un virus.</text:p>
      <text:p text:style-name="P24">Alcuni virus hanno più anti-recettori diversi quindi hanno multiple vie di entrata nella cellula (anche 5 diverse).</text:p>
      <text:p text:style-name="P24">In alcuni casi (es. dengue) il dominio Fc degli anticorpi facilita il legame del virione alla cellula (tramite i recettori per il dominio Fc). <text:span text:style-name="T18">In questi casi la presenza di una risposta immune è uno svantaggio.</text:span></text:p>
      <text:p text:style-name="P24"/>
      <text:p text:style-name="P25">I recettori ovviamente non esistono per far entrare il virus ma servono alla funzione normale della cellula, molte sono integrine o molecole di adesione (molti virus infatti infettano gli epiteli, come detto prima). Oppure sono proteine transmembrana o canali.</text:p>
      <text:p text:style-name="P26">Ad esempio il virus HIV lega la molecola CD4 sui linfociti.</text:p>
      <text:p text:style-name="P26">Gli anticorpi neutralizzanti legano l’anti-recettore virale nel punto di legame con il recettore impedendo così l’entrata (problema risolto). Lo sviluppo di anticorpi neutralizzanti è l’obiettivo del sistema immunitario e dello sviluppo dei vaccini.</text:p>
      <text:p text:style-name="P26">Per difendersi i virus hanno sviluppato strategie, ad esempio alcuni presentano i recettori introflessi (canyon) </text:p>
      <text:p text:style-name="P10">Fase II, entrata nel citoplasma:</text:p>
      <text:p text:style-name="P8">Virus Rivestiti</text:p>
      <text:p text:style-name="P26">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6">Il recettore in questo caso è una struttura dinamica che cambia nel tempo, la prima glicoproteina (gp120) varia molto spesso impedendo al sistema immunitario di sviluppare anticorpi neutralizzanti, pur mantenendo la stessa struttura per gli altri <text:span text:style-name="T19">attori coinvolti</text:span>.</text:p>
      <text:p text:style-name="P27">L’entrata dei virus rivestiti avviene generalmente per fusione di membrana facendo entrare il capside nel citoplasma cellulare.</text:p>
      <text:p text:style-name="P27"/>
      <text:p text:style-name="P9">Virus Nudi</text:p>
      <text:p text:style-name="P27">Entrano principalmente per endocitosi.</text:p>
      <text:p text:style-name="P27"/>
      <text:p text:style-name="P27">Esistono molte situazioni intermedie in cui, ad esempio, virus rivestiti entrano per endocitosi.</text:p>
      <text:p text:style-name="P27"/>
      <text:p text:style-name="P9">Fase II, uncoating:</text:p>
      <text:p text:style-name="P27">Virus con genoma a DNA raggiungono i pori nucleari e penetrano nel nucleo. In questa fase i virus modificano il citoscheletro per attraversare il citoplasma più velocemente.</text:p>
      <text:p text:style-name="P27">I virus che entrano per endocitosi il capside si disgrega parzialmente ad opera della vescicola endocitotica liberando il materiale genetico.</text:p>
      <text:p text:style-name="P27">HIV è un virus ad RNA che però da origine ad un DNA a doppio filamento che viene trasportato nel nucleo ed integrato nel genoma ospite, la produzione del DNA avviene nel citoplasma ad opera dell’enzima retrotrascrittasi (virale).</text:p>
      <text:p text:style-name="P27"/>
      <text:p text:style-name="P9">Fase V: Assemblaggio</text:p>
      <text:p text:style-name="P27">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7">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7"/>
      <text:p text:style-name="P9">Fase VI: Rilascio</text:p>
      <text:p text:style-name="P27">Virus nudi: lisi cellulare.</text:p>
      <text:p text:style-name="P27">Virus con involucro: escono per gemmazione, si assemblano in prossimità della membrana.</text:p>
      <text:p text:style-name="P27">I virus rivestiti che assemblano nel nucleo prendono il proprio rivestimento dalla membrana nucleare, altrimenti lo prendono dalla membrana citoplasmatica.</text:p>
      <text:p text:style-name="P27">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7"/>
      <text:p text:style-name="P9">Fase VII: Maturazione</text:p>
      <text:p text:style-name="P27">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0">L’espressione genica virale, la replicazione del genoma virale e la sintesi proteica sono determinate dalla struttura del genoma virale.</text:p>
      <text:p text:style-name="P31">Buona parte dei geni <text:span text:style-name="T2">precoci</text:span> virali servono a fare il dirottamnto (hijack) dei meccanismi metabolici della cellula.</text:p>
      <text:p text:style-name="P31">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1"/>
      <text:p text:style-name="P31"><text:span text:style-name="T5">DNA a doppia catena</text:span><text:span text:style-name="T20">: </text:span>Quando il materiale genetico virale è replicato nel nucleo esso è trascritto dalle RNA polimerasi cellulari (virus a DNA a doppia catena).</text:p>
      <text:p text:style-name="P31"><text:span text:style-name="T2">Virus con DNA a singola catena</text:span>: deve diventare a doppia catena, per fare ciò si porta una DNA polimerasi virale che sintetizza l’altro filamento. Si procede poi come i virus a DNA ds.</text:p>
      <text:p text:style-name="P32"><text:span text:style-name="T2">Virus ad RNA</text:span>: tranne alcune eccezioni si replicano nel citoplasma e quasi sempre usano RNA polimerasi virali.</text:p>
      <text:p text:style-name="P32"><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0">Si produce così un filamento di RNA a polarità negativa che è usato come stampo per produrre i nuovi filamenti a polarità positiva.</text:span></text:p>
      <text:p text:style-name="P33"><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3"/>
      <text:p text:style-name="P34">Impatto sulla cellula</text:p>
      <text:p text:style-name="P40">Si possono avere vari tipi di infezione:</text:p>
      <text:list text:style-name="L4">
        <text:list-item>
          <text:p text:style-name="P50"><text:span text:style-name="T2">Produttiva (citolitica)</text:span>: la cellula produce virioni e poi muore, maggior parte dei casi.</text:p>
        </text:list-item>
        <text:list-item>
          <text:p text:style-name="P50"><text:span text:style-name="T2">Abortiva</text:span>: i meccanismi di difesa della cellula funzionano e bloccano uno stadio della replicazione virale.</text:p>
        </text:list-item>
        <text:list-item>
          <text:p text:style-name="P60">Persistente attiva<text:span text:style-name="T11">: Il virus continua a replicare, danno al substrato o all’organo nel quale il virus si replica.</text:span></text:p>
        </text:list-item>
        <text:list-item>
          <text:p text:style-name="P60">Persistente latente<text:span text:style-name="T11">: Produzione di virioni intermittente o assente.</text:span></text:p>
        </text:list-item>
        <text:list-item>
          <text:p text:style-name="P60">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40"/>
      <text:p text:style-name="P35">Infezione Produttiva o Citolitica:</text:p>
      <text:p text:style-name="P40">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40">Quest’operazione è realizzata dalle proteine dei geni precoci o da proteine già presenti nel capside o nella matrice del virus.</text:p>
      <text:p text:style-name="P40">Un altro effetto precoce è <text:span text:style-name="T21">il rallentamento/blocco della replicazione del DNA cellulare.</text:span></text:p>
      <text:p text:style-name="P41"><text:soft-page-break/>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41"/>
      <text:p text:style-name="P36">Alterazioni osservabili dell’infezione virale (effetti citopatici)</text:p>
      <text:list text:style-name="L5">
        <text:list-item>
          <text:p text:style-name="P52">Corpi di inclusione</text:p>
        </text:list-item>
        <text:list-item>
          <text:p text:style-name="P52">Cambiamenti morfologici</text:p>
        </text:list-item>
        <text:list-item>
          <text:p text:style-name="P52">Distruzione del nucleo</text:p>
        </text:list-item>
        <text:list-item>
          <text:p text:style-name="P52">Vacuoli</text:p>
        </text:list-item>
        <text:list-item>
          <text:p text:style-name="P52">Sincizi</text:p>
        </text:list-item>
        <text:list-item>
          <text:p text:style-name="P52">Gemmazione di virioni sulla membrana</text:p>
        </text:list-item>
      </text:list>
      <text:p text:style-name="P42"/>
      <text:p text:style-name="P36">Corpi di inclusione:<text:span text:style-name="T11"> Si osservano nel punto dove avviene l’assemblaggio dei virioni (nucleo o citoplasma). </text:span></text:p>
      <text:p text:style-name="P36">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53"/>
      <text:p text:style-name="P45">Come può la cellula cercare di bloccare il ciclo replicativo?</text:p>
      <text:p text:style-name="P43">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2">Anche i virus hanno i propri miRNA che ostacolano ad esempio la presentazione dell’antigene e l’apoptosi.</text:span></text:p>
      <text:p text:style-name="P44">Le cellule contengono intrinsecamente proteine che ostacolano i virus, alcune cercano di bloccare l’ingresso, altri l’uncoating, l’uscita dalla cellula, ecc… </text:p>
      <text:p text:style-name="P44"/>
      <text:p text:style-name="P37">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38"><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54"/>
      <text:p text:style-name="P39">Meccanismo di Trasformazione:</text:p>
      <text:p text:style-name="P55">Si tratta di un processo multi-step con inizio, promozione e progressione.</text:p>
      <text:p text:style-name="P56"><text:soft-page-break/>I virus sono responsabili probabilmente del 20% dei tumori umani, fattore di rischio secondo solo al tabacco.</text:p>
      <text:p text:style-name="P56">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56">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56">Esistono virus ad RNA trasformanti (es. retrovirus) e virus differenti che pur senza avere meccanismi simili ai retrovirus promuovono la mutazione cellulare (es. epatite C HCV).</text:p>
      <text:p text:style-name="P56">I virus trasformanti ad RNA agiscono sui regolatori positivi. I virus trasformanti a DNA agiscono sui regolatori negativi.</text:p>
      <text:p text:style-name="P61">I retrovirus: <text:span text:style-name="T11">I retrovirus si dividono in acutamente trasformanti e virus cronici.</text:span></text:p>
      <text:p text:style-name="P61"><text:span text:style-name="T11"/></text:p>
      <text:p text:style-name="P61"><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2"><text:span text:style-name="T11"/></text:p>
      <text:p text:style-name="P63"><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3"><text:span text:style-name="T11">L’inclusione dei retrovirus si pensava avvenisse a caso, poi si è scoperto che prevalentemente si integrano nell’eucromatina (attivamente trascritta) e che esistono alcuni punti nei quali l’inserzione è più probabile.</text:span></text:p>
      <text:p text:style-name="P63"><text:span text:style-name="T11"/></text:p>
      <text:p text:style-name="P64"><text:span text:style-name="T11">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span></text:p>
      <text:p text:style-name="P64"><text:span text:style-name="T11"/></text:p>
      <text:p text:style-name="P65">Human T-cell leukimia virus (HTLV-1 e 2)</text:p>
      <text:p text:style-name="P57">Hanno bassa capacità di indurre tumori ma si tratta di tumori molto aggressivi.</text:p>
      <text:p text:style-name="P65"><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66"><text:span text:style-name="T11">TAX va anche ad attivare <text:s/>la trascrizione di interleuchina-2 (IL-2) e del suo recettore (IL-2R) (fattori di crescita per i linfociti-T). IL-2 viene rilasciato all’esterno ed ha effetto paracrino ed autocrino sulla cellula.</text:span></text:p>
      <text:p text:style-name="P66"><text:span text:style-name="T11"/></text:p>
      <text:p text:style-name="P68">Virus trasformanti a DNA</text:p>
      <text:p text:style-name="P67"><text:span text:style-name="T11">Inducono tumori in misura poco efficiente e lenta. Producono proteine precoci che hanno la capacità di legare ed inattivare regolatori negativi come p53 o RB. Il meccanismo è la poli-ubiquitinazione, oppure il legame ed inattivazione o il legame e successiva degradazione.</text:span></text:p>
      <text:p text:style-name="P67"><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67"><text:span text:style-name="T16"/></text:p>
      <text:p text:style-name="P69"><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69"><text:span text:style-name="T11"/></text:p>
      <text:p text:style-name="P69"><text:span text:style-name="T11">Si possono avere diverse dinamiche di infezione:</text:span></text:p>
      <text:list text:style-name="L6">
        <text:list-item>
          <text:p text:style-name="P70"><text:span text:style-name="T11">Infezione acuta.</text:span></text:p>
        </text:list-item>
        <text:list-item>
          <text:p text:style-name="P70"><text:span text:style-name="T11">Infezione acuta e a distanza di molti anni si può manifestare una malattia dovuta alla risposta dell’organismo.</text:span></text:p>
        </text:list-item>
        <text:list-item>
          <text:p text:style-name="P70"><text:span text:style-name="T11">Infezione acuta con altra manifestazione differente a distanza di anni (es. varicella / zoster).</text:span></text:p>
        </text:list-item>
        <text:list-item>
          <text:p text:style-name="P70"><text:span text:style-name="T11">Infezione latente: continua produzione e rilascio di virus anche dopo l’attenuazione dei sintomi (es. HBV).</text:span></text:p>
        </text:list-item>
        <text:list-item>
          <text:p text:style-name="P70"><text:span text:style-name="T11">Infezione che dà manifestazioni cliniche solo nelle fasi tardive (es. HIV).</text:span></text:p>
        </text:list-item>
        <text:list-item>
          <text:p text:style-name="P70"><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69"><text:span text:style-name="T11"/></text:p>
      <text:p text:style-name="P71"><text:span text:style-name="T11">Si può avere infezione asintomatica alla quale può o meno seguire la scomparsa del virus, infezione a cui segue convalescenza e guarigione, soggetto che presenta malattie ricorrenti, infezione con progressivo peggioramento fino alla morte.</text:span></text:p>
      <text:p text:style-name="P72"><text:span text:style-name="T11">Le condizioni dell’ospite modificano la risposta all’esposizione ad un agente infettivo, tra cui: gravidanza, malnutrizione, età, terapia steroidea, inquinamento atmosferico.</text:span></text:p>
      <text:p text:style-name="P72"><text:span text:style-name="T11"/></text:p>
      <text:p text:style-name="P73">Vie di ingresso dei virus</text:p>
      <text:p text:style-name="P58">La principale via di ingresso risulta l’apparato respiratorio, che è anche il distretto che presenta più difese. Nei paesi in via di sviluppo il secondo apparato più colpito è quello gastroenterico, nei paesi sviluppati è il sistema genito-urinario.</text:p>
      <text:p text:style-name="P58">In aumento sono le infezioni per via ematica (per-cutanee) <text:span text:style-name="T23">e tramite vettori (insetti).</text:span></text:p>
      <text:p text:style-name="P59">I virus hanno un minimo di attività replicativa nella sede di infezione, poi si riversano nel sangue e raggiungono altre sedi di replicazione intermedie da cui vengono rilasciati nel sangue e raggiungono l’organo bersaglio</text:p>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0-16T10:08:19.312189729</dc:date>
    <meta:editing-duration>PT6H5M30S</meta:editing-duration>
    <meta:editing-cycles>47</meta:editing-cycles>
    <meta:generator>LibreOffice/7.5.7.1$Linux_X86_64 LibreOffice_project/50$Build-1</meta:generator>
    <meta:document-statistic meta:table-count="0" meta:image-count="0" meta:object-count="0" meta:page-count="8" meta:paragraph-count="153" meta:word-count="3764" meta:character-count="25318" meta:non-whitespace-character-count="21723"/>
  </office:meta>
</office:document-meta>
</file>